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90000012113B22448FF2AF987.png" manifest:media-type="image/png"/>
  <manifest:file-entry manifest:full-path="Pictures/10000201000000D40000006FDD78A99758373C5A.png" manifest:media-type="image/png"/>
  <manifest:file-entry manifest:full-path="Pictures/10000901000015F000000B77E0595263AC1DDC4E.svg" manifest:media-type="image/svg+xml"/>
  <manifest:file-entry manifest:full-path="Pictures/10000201000000A3000001655039E95B3BFA83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3cm"/>
    </style:style>
    <style:style style:name="gr3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29cm"/>
    </style:style>
    <style:style style:name="gr4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3cm"/>
    </style:style>
    <style:style style:name="gr5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29cm"/>
    </style:style>
    <style:style style:name="gr6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31cm"/>
    </style:style>
    <style:style style:name="gr7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29cm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objectwithoutfill">
      <style:graphic-properties draw:fill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2a41f"/>
      <style:paragraph-properties fo:text-align="center"/>
      <style:text-properties fo:font-size="20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8dc75"/>
      <style:paragraph-properties fo:text-align="center"/>
      <style:text-properties fo:font-size="20pt" fo:font-weight="normal" style:font-size-asian="18pt" style:font-weight-asian="normal" style:font-size-complex="18pt" style:font-weight-complex="normal"/>
    </style:style>
    <style:style style:name="P5" style:family="paragraph">
      <loext:graphic-properties draw:fill="solid" draw:fill-color="#d2a41f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 draw:fill-color="#f8dc75"/>
      <style:paragraph-properties fo:text-align="center"/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solid" draw:fill-color="#f8dc75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fo:font-weight="normal" style:font-size-asian="18pt" style:font-weight-asian="normal" style:font-size-complex="18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94cm" svg:height="3.493cm" draw:transform="skewX (-0.000349065850398866) rotate (0.00610865238198015) translate (11.884cm 7.41cm)">
          <draw:image xlink:href="Pictures/10000201000000A3000001655039E95B3BFA8316.png" xlink:type="simple" xlink:show="embed" xlink:actuate="onLoad">
            <text:p/>
          </draw:image>
        </draw:frame>
        <draw:g>
          <draw:g>
            <draw:custom-shape draw:style-name="gr2" draw:text-style-name="P2" draw:layer="layout" svg:width="1.029cm" svg:height="1.422cm" svg:x="4.7cm" svg:y="11.103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3" draw:text-style-name="P2" draw:layer="layout" svg:width="1.028cm" svg:height="1.422cm" svg:x="4.786cm" svg:y="11.192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4" draw:text-style-name="P2" draw:layer="layout" svg:width="1.029cm" svg:height="1.422cm" svg:x="4.871cm" svg:y="11.281cm">
              <text:p text:style-name="P3"><text:span text:style-name="T1">C</text:span><text:span text:style-name="T1">A</text:span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</draw:g>
        <draw:custom-shape draw:style-name="gr5" draw:text-style-name="P4" draw:layer="layout" svg:width="1.028cm" svg:height="1.422cm" svg:x="6.5cm" svg:y="11.10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6.585cm" svg:y="11.19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1.028cm" svg:height="1.422cm" svg:x="6.672cm" svg:y="11.281cm">
          <text:p text:style-name="P3"><text:span text:style-name="T2">f(</text:span><text:span text:style-name="T2">x</text:span><text:span text:style-name="T2">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1.2cm" svg:height="0.627cm" draw:transform="rotate (-1.56730566829091) translate (10.527cm 11.503cm)">
          <draw:image xlink:href="Pictures/10000901000015F000000B77E0595263AC1DDC4E.svg" xlink:type="simple" xlink:show="embed" xlink:actuate="onLoad">
            <text:p/>
          </draw:image>
          <draw:image xlink:href="Pictures/10000201000000D40000006FDD78A99758373C5A.png" xlink:type="simple" xlink:show="embed" xlink:actuate="onLoad"/>
        </draw:frame>
        <draw:custom-shape draw:style-name="gr4" draw:text-style-name="P5" draw:layer="layout" svg:width="1.029cm" svg:height="1.422cm" svg:x="11.3cm" svg:y="11.281cm">
          <text:p text:style-name="P3"><text:span text:style-name="T1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2.9cm" svg:y="11.21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2.985cm" svg:y="11.30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13.072cm" svg:y="11.392cm">
          <text:p text:style-name="P3"><text:span text:style-name="T3">f</text:span><text:span text:style-name="T4">s</text:span><text:span text:style-name="T3">(</text:span><text:span text:style-name="T3">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6.501cm" svg:y="11.10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6.586cm" svg:y="11.19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7" draw:layer="layout" svg:width="1.028cm" svg:height="1.422cm" svg:x="6.673cm" svg:y="11.282cm">
          <text:p text:style-name="P3"><text:span text:style-name="T3">f</text:span><text:span text:style-name="T4">c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4.871cm" svg:y="13.482cm">
          <text:p text:style-name="P3"><text:span text:style-name="T1">R</text:span><text:span text:style-name="T5">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4.611cm" svg:y="11.19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4.696cm" svg:y="11.28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1.028cm" svg:height="1.422cm" svg:x="14.783cm" svg:y="11.37cm">
          <text:p text:style-name="P3"><text:span text:style-name="T2">f(x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4.612cm" svg:y="11.19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4.697cm" svg:y="11.28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7" draw:layer="layout" svg:width="1.028cm" svg:height="1.422cm" svg:x="14.784cm" svg:y="11.371cm">
          <text:p text:style-name="P3"><text:span text:style-name="T3">f</text:span><text:span text:style-name="T4">c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14.7cm" svg:y="13.303cm">
          <text:p text:style-name="P3"><text:span text:style-name="T1">R</text:span><text:span text:style-name="T5">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11.3cm" svg:y="13.281cm">
          <text:p text:style-name="P3"><text:span text:style-name="T1">R</text:span><text:span text:style-name="T5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2.9cm" svg:y="13.10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2.985cm" svg:y="13.19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13.072cm" svg:y="13.281cm">
          <text:p text:style-name="P3"><text:span text:style-name="T3">f</text:span><text:span text:style-name="T4">A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2.901cm" svg:y="11.2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2.986cm" svg:y="11.30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13.073cm" svg:y="11.393cm">
          <text:p text:style-name="P3"><text:span text:style-name="T3">f</text:span><text:span text:style-name="T4">s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4.9cm" svg:y="15.481cm">
          <text:p text:style-name="P3"><text:span text:style-name="T1">R</text:span><text:span text:style-name="T5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6.5cm" svg:y="15.30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6.585cm" svg:y="15.39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6.672cm" svg:y="15.481cm">
          <text:p text:style-name="P3"><text:span text:style-name="T3">f</text:span><text:span text:style-name="T4">A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1" draw:layer="layout" svg:x1="10.3cm" svg:y1="13.903cm" svg:x2="6.7cm" svg:y2="13.903cm">
          <text:p/>
        </draw:line>
        <draw:line draw:style-name="gr9" draw:text-style-name="P1" draw:layer="layout" svg:x1="11.9cm" svg:y1="12.703cm" svg:x2="10.3cm" svg:y2="13.903cm">
          <text:p/>
        </draw:line>
        <draw:frame draw:style-name="gr1" draw:text-style-name="P1" draw:layer="layout" svg:width="2.508cm" svg:height="1.644cm" svg:x="4.9cm" svg:y="9.303cm">
          <draw:image xlink:href="Pictures/10000201000001B90000012113B22448FF2AF98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4:25:09.945393011</meta:creation-date>
    <dc:date>2018-03-23T14:56:35.334517731</dc:date>
    <meta:editing-duration>PT31M23S</meta:editing-duration>
    <meta:editing-cycles>4</meta:editing-cycles>
    <meta:generator>LibreOffice/5.1.6.2$Linux_X86_64 LibreOffice_project/10m0$Build-2</meta:generator>
    <meta:document-statistic meta:object-count="39"/>
  </office:meta>
</office:document-meta>
</file>